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loext:opacity="0%" officeooo:rsid="00288654" officeooo:paragraph-rsid="002c67ec"/>
    </style:style>
    <style:style style:name="P2" style:family="paragraph" style:parent-style-name="Text_20_body">
      <style:text-properties style:use-window-font-color="true" loext:opacity="0%" officeooo:rsid="0021b7f2" officeooo:paragraph-rsid="0021b7f2"/>
    </style:style>
    <style:style style:name="P3" style:family="paragraph" style:parent-style-name="Text_20_body">
      <style:text-properties style:use-window-font-color="true" loext:opacity="0%" officeooo:rsid="00241877" officeooo:paragraph-rsid="00226368"/>
    </style:style>
    <style:style style:name="P4" style:family="paragraph" style:parent-style-name="Text_20_body">
      <style:text-properties officeooo:paragraph-rsid="0019848e"/>
    </style:style>
    <style:style style:name="P5" style:family="paragraph" style:parent-style-name="Text_20_body">
      <style:text-properties officeooo:rsid="00203cb4" officeooo:paragraph-rsid="00203cb4"/>
    </style:style>
    <style:style style:name="P6" style:family="paragraph" style:parent-style-name="Text_20_body">
      <style:text-properties officeooo:rsid="00203cb4" officeooo:paragraph-rsid="00372134"/>
    </style:style>
    <style:style style:name="P7" style:family="paragraph" style:parent-style-name="Text_20_body">
      <style:text-properties officeooo:rsid="00203cb4" officeooo:paragraph-rsid="0040914b"/>
    </style:style>
    <style:style style:name="P8" style:family="paragraph" style:parent-style-name="Text_20_body">
      <style:text-properties officeooo:rsid="0021b7f2" officeooo:paragraph-rsid="0021b7f2"/>
    </style:style>
    <style:style style:name="P9" style:family="paragraph" style:parent-style-name="Text_20_body">
      <style:text-properties officeooo:rsid="0021b7f2" officeooo:paragraph-rsid="0039a163"/>
    </style:style>
    <style:style style:name="P10" style:family="paragraph" style:parent-style-name="Text_20_body">
      <style:text-properties officeooo:rsid="00226368" officeooo:paragraph-rsid="00226368"/>
    </style:style>
    <style:style style:name="P11" style:family="paragraph" style:parent-style-name="Text_20_body">
      <style:text-properties officeooo:rsid="00241877" officeooo:paragraph-rsid="00241877"/>
    </style:style>
    <style:style style:name="P12" style:family="paragraph" style:parent-style-name="Text_20_body">
      <style:text-properties officeooo:rsid="00241877" officeooo:paragraph-rsid="0052207d"/>
    </style:style>
    <style:style style:name="P13" style:family="paragraph" style:parent-style-name="Text_20_body">
      <style:text-properties officeooo:rsid="00241877" officeooo:paragraph-rsid="005550ea"/>
    </style:style>
    <style:style style:name="P14" style:family="paragraph" style:parent-style-name="Text_20_body">
      <style:text-properties officeooo:rsid="0024dc28" officeooo:paragraph-rsid="0024dc28"/>
    </style:style>
    <style:style style:name="P15" style:family="paragraph" style:parent-style-name="Text_20_body">
      <style:text-properties officeooo:rsid="0024dc28" officeooo:paragraph-rsid="0055e666"/>
    </style:style>
    <style:style style:name="P16" style:family="paragraph" style:parent-style-name="Text_20_body">
      <style:text-properties officeooo:rsid="00285b68" officeooo:paragraph-rsid="00285b68"/>
    </style:style>
    <style:style style:name="P17" style:family="paragraph" style:parent-style-name="Text_20_body">
      <style:text-properties officeooo:rsid="0052207d" officeooo:paragraph-rsid="0052207d"/>
    </style:style>
    <style:style style:name="P18" style:family="paragraph" style:parent-style-name="Text_20_body">
      <style:text-properties style:use-window-font-color="true" loext:opacity="0%" officeooo:rsid="0052207d" officeooo:paragraph-rsid="0052207d"/>
    </style:style>
    <style:style style:name="P19" style:family="paragraph" style:parent-style-name="Text_20_body">
      <style:text-properties style:use-window-font-color="true" loext:opacity="0%" officeooo:rsid="0055e666" officeooo:paragraph-rsid="0055e666"/>
    </style:style>
    <style:style style:name="P20" style:family="paragraph" style:parent-style-name="Text_20_body">
      <style:text-properties style:use-window-font-color="true" loext:opacity="0%" officeooo:rsid="00285b68" officeooo:paragraph-rsid="0055e666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21b7f2"/>
    </style:style>
    <style:style style:name="T3" style:family="text">
      <style:text-properties style:use-window-font-color="true" loext:opacity="0%" officeooo:rsid="00226368"/>
    </style:style>
    <style:style style:name="T4" style:family="text">
      <style:text-properties style:use-window-font-color="true" loext:opacity="0%" officeooo:rsid="00241877"/>
    </style:style>
    <style:style style:name="T5" style:family="text">
      <style:text-properties style:use-window-font-color="true" loext:opacity="0%" officeooo:rsid="0024dc28"/>
    </style:style>
    <style:style style:name="T6" style:family="text">
      <style:text-properties style:use-window-font-color="true" loext:opacity="0%" officeooo:rsid="0026614e"/>
    </style:style>
    <style:style style:name="T7" style:family="text">
      <style:text-properties style:use-window-font-color="true" loext:opacity="0%" officeooo:rsid="00285b68"/>
    </style:style>
    <style:style style:name="T8" style:family="text">
      <style:text-properties style:use-window-font-color="true" loext:opacity="0%" officeooo:rsid="002a894b"/>
    </style:style>
    <style:style style:name="T9" style:family="text">
      <style:text-properties style:use-window-font-color="true" loext:opacity="0%" officeooo:rsid="002ba359"/>
    </style:style>
    <style:style style:name="T10" style:family="text">
      <style:text-properties style:use-window-font-color="true" loext:opacity="0%" officeooo:rsid="002c7975"/>
    </style:style>
    <style:style style:name="T11" style:family="text">
      <style:text-properties style:use-window-font-color="true" loext:opacity="0%" officeooo:rsid="002e5a0f"/>
    </style:style>
    <style:style style:name="T12" style:family="text">
      <style:text-properties style:use-window-font-color="true" loext:opacity="0%" officeooo:rsid="0031a457"/>
    </style:style>
    <style:style style:name="T13" style:family="text">
      <style:text-properties style:use-window-font-color="true" loext:opacity="0%" officeooo:rsid="00331920"/>
    </style:style>
    <style:style style:name="T14" style:family="text">
      <style:text-properties style:use-window-font-color="true" loext:opacity="0%" officeooo:rsid="0035ffcd"/>
    </style:style>
    <style:style style:name="T15" style:family="text">
      <style:text-properties style:use-window-font-color="true" loext:opacity="0%" officeooo:rsid="0037ce0b"/>
    </style:style>
    <style:style style:name="T16" style:family="text">
      <style:text-properties style:use-window-font-color="true" loext:opacity="0%" officeooo:rsid="003b7d59"/>
    </style:style>
    <style:style style:name="T17" style:family="text">
      <style:text-properties style:use-window-font-color="true" loext:opacity="0%" officeooo:rsid="003efb1c"/>
    </style:style>
    <style:style style:name="T18" style:family="text">
      <style:text-properties style:use-window-font-color="true" loext:opacity="0%" officeooo:rsid="0040914b"/>
    </style:style>
    <style:style style:name="T19" style:family="text">
      <style:text-properties style:use-window-font-color="true" loext:opacity="0%" officeooo:rsid="0042aa96"/>
    </style:style>
    <style:style style:name="T20" style:family="text">
      <style:text-properties style:use-window-font-color="true" loext:opacity="0%" officeooo:rsid="00439e85"/>
    </style:style>
    <style:style style:name="T21" style:family="text">
      <style:text-properties style:use-window-font-color="true" loext:opacity="0%" fo:font-style="italic" style:font-style-asian="italic" style:font-style-complex="italic"/>
    </style:style>
    <style:style style:name="T22" style:family="text">
      <style:text-properties style:use-window-font-color="true" loext:opacity="0%" fo:font-style="italic" officeooo:rsid="00226368" style:font-style-asian="italic" style:font-style-complex="italic"/>
    </style:style>
    <style:style style:name="T23" style:family="text">
      <style:text-properties style:use-window-font-color="true" loext:opacity="0%" fo:font-style="italic" officeooo:rsid="00447c0a" style:font-style-asian="italic" style:font-style-complex="italic"/>
    </style:style>
    <style:style style:name="T24" style:family="text">
      <style:text-properties style:use-window-font-color="true" loext:opacity="0%" fo:font-style="italic" officeooo:rsid="0047e070" style:font-style-asian="italic" style:font-style-complex="italic"/>
    </style:style>
    <style:style style:name="T25" style:family="text">
      <style:text-properties style:use-window-font-color="true" loext:opacity="0%" fo:font-style="italic" officeooo:rsid="00496106" style:font-style-asian="italic" style:font-style-complex="italic"/>
    </style:style>
    <style:style style:name="T26" style:family="text">
      <style:text-properties style:use-window-font-color="true" loext:opacity="0%" fo:font-style="italic" officeooo:rsid="004aa42e" style:font-style-asian="italic" style:font-style-complex="italic"/>
    </style:style>
    <style:style style:name="T27" style:family="text">
      <style:text-properties style:use-window-font-color="true" loext:opacity="0%" fo:font-style="italic" officeooo:rsid="004c8f79" style:font-style-asian="italic" style:font-style-complex="italic"/>
    </style:style>
    <style:style style:name="T28" style:family="text">
      <style:text-properties style:use-window-font-color="true" loext:opacity="0%" officeooo:rsid="00469e0e"/>
    </style:style>
    <style:style style:name="T29" style:family="text">
      <style:text-properties style:use-window-font-color="true" loext:opacity="0%" officeooo:rsid="004d4f6f"/>
    </style:style>
    <style:style style:name="T30" style:family="text">
      <style:text-properties style:use-window-font-color="true" loext:opacity="0%" officeooo:rsid="004e5779"/>
    </style:style>
    <style:style style:name="T31" style:family="text">
      <style:text-properties style:use-window-font-color="true" loext:opacity="0%" officeooo:rsid="004efd21"/>
    </style:style>
    <style:style style:name="T32" style:family="text">
      <style:text-properties style:use-window-font-color="true" loext:opacity="0%" officeooo:rsid="00507146"/>
    </style:style>
    <style:style style:name="T33" style:family="text">
      <style:text-properties style:use-window-font-color="true" loext:opacity="0%" officeooo:rsid="0052207d"/>
    </style:style>
    <style:style style:name="T34" style:family="text">
      <style:text-properties style:use-window-font-color="true" loext:opacity="0%" officeooo:rsid="0052675e"/>
    </style:style>
    <style:style style:name="T35" style:family="text">
      <style:text-properties style:use-window-font-color="true" loext:opacity="0%" officeooo:rsid="00533973"/>
    </style:style>
    <style:style style:name="T36" style:family="text">
      <style:text-properties style:use-window-font-color="true" loext:opacity="0%" officeooo:rsid="005513f3"/>
    </style:style>
    <style:style style:name="T37" style:family="text">
      <style:text-properties style:use-window-font-color="true" loext:opacity="0%" officeooo:rsid="005550ea"/>
    </style:style>
    <style:style style:name="T38" style:family="text">
      <style:text-properties style:use-window-font-color="true" loext:opacity="0%" fo:font-style="normal" style:font-style-asian="normal" style:font-style-complex="normal"/>
    </style:style>
    <style:style style:name="T39" style:family="text">
      <style:text-properties style:use-window-font-color="true" loext:opacity="0%" fo:font-style="normal" officeooo:rsid="005550ea" style:font-style-asian="normal" style:font-style-complex="normal"/>
    </style:style>
    <style:style style:name="T40" style:family="text">
      <style:text-properties style:use-window-font-color="true" loext:opacity="0%" fo:font-style="normal" officeooo:rsid="004aa42e" style:font-style-asian="normal" style:font-style-complex="normal"/>
    </style:style>
    <style:style style:name="T41" style:family="text">
      <style:text-properties style:use-window-font-color="true" loext:opacity="0%" fo:font-style="normal" officeooo:rsid="0055e666" style:font-style-asian="normal" style:font-style-complex="normal"/>
    </style:style>
    <style:style style:name="T42" style:family="text">
      <style:text-properties style:use-window-font-color="true" loext:opacity="0%" fo:font-style="normal" officeooo:rsid="00568666" style:font-style-asian="normal" style:font-style-complex="normal"/>
    </style:style>
    <style:style style:name="T43" style:family="text">
      <style:text-properties style:use-window-font-color="true" loext:opacity="0%" fo:font-style="normal" officeooo:rsid="0058db17" style:font-style-asian="normal" style:font-style-complex="normal"/>
    </style:style>
    <style:style style:name="T44" style:family="text">
      <style:text-properties style:use-window-font-color="true" loext:opacity="0%" fo:font-style="normal" officeooo:rsid="005c5dfb" style:font-style-asian="normal" style:font-style-complex="normal"/>
    </style:style>
    <style:style style:name="T45" style:family="text">
      <style:text-properties style:use-window-font-color="true" loext:opacity="0%" fo:font-style="normal" officeooo:rsid="00627a6f" style:font-style-asian="normal" style:font-style-complex="normal"/>
    </style:style>
    <style:style style:name="T46" style:family="text">
      <style:text-properties style:use-window-font-color="true" loext:opacity="0%" officeooo:rsid="0055e666"/>
    </style:style>
    <style:style style:name="T47" style:family="text">
      <style:text-properties style:use-window-font-color="true" loext:opacity="0%" officeooo:rsid="0057a6d0"/>
    </style:style>
    <style:style style:name="T48" style:family="text">
      <style:text-properties style:use-window-font-color="true" loext:opacity="0%" officeooo:rsid="005d6016"/>
    </style:style>
    <style:style style:name="T49" style:family="text">
      <style:text-properties style:use-window-font-color="true" loext:opacity="0%" officeooo:rsid="005e50d8"/>
    </style:style>
    <style:style style:name="T50" style:family="text">
      <style:text-properties style:use-window-font-color="true" loext:opacity="0%" officeooo:rsid="005f3189"/>
    </style:style>
    <style:style style:name="T51" style:family="text">
      <style:text-properties style:use-window-font-color="true" loext:opacity="0%" officeooo:rsid="00623bd2"/>
    </style:style>
    <style:style style:name="T52" style:family="text">
      <style:text-properties style:use-window-font-color="true" loext:opacity="0%" officeooo:rsid="00626f80"/>
    </style:style>
    <style:style style:name="T53" style:family="text">
      <style:text-properties style:use-window-font-color="true" loext:opacity="0%" officeooo:rsid="00627a6f"/>
    </style:style>
    <style:style style:name="T54" style:family="text">
      <style:text-properties style:use-window-font-color="true" loext:opacity="0%" officeooo:rsid="00628701"/>
    </style:style>
    <style:style style:name="T55" style:family="text">
      <style:text-properties style:use-window-font-color="true" loext:opacity="0%" officeooo:rsid="00643220"/>
    </style:style>
    <style:style style:name="T56" style:family="text">
      <style:text-properties officeooo:rsid="00203cb4"/>
    </style:style>
    <style:style style:name="T57" style:family="text">
      <style:text-properties officeooo:rsid="002c67ec"/>
    </style:style>
    <style:style style:name="T58" style:family="text">
      <style:text-properties officeooo:rsid="002c7975"/>
    </style:style>
    <style:style style:name="T59" style:family="text">
      <style:text-properties officeooo:rsid="003efb1c"/>
    </style:style>
    <style:style style:name="T60" style:family="text">
      <style:text-properties officeooo:rsid="00406a1f"/>
    </style:style>
    <style:style style:name="T61" style:family="text">
      <style:text-properties officeooo:rsid="0042aa96"/>
    </style:style>
    <style:style style:name="T62" style:family="text">
      <style:text-properties officeooo:rsid="00628701"/>
    </style:style>
    <style:style style:name="T63" style:family="text">
      <style:text-properties officeooo:rsid="006375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“<text:span text:style-name="T56">Again.”</text:span></text:p>
      <text:p text:style-name="P5">Solon <text:span text:style-name="T1">relaxed</text:span> arms and <text:span text:style-name="T19">tried to stall </text:span><text:span text:style-name="T20">with a question</text:span><text:span text:style-name="T19">.</text:span> “<text:span text:style-name="T32">Ma’am, w</text:span>hy did you take the belt?” <text:span text:style-name="T61">Maybe </text:span><text:span text:style-name="T54">she</text:span><text:span text:style-name="T32"> would</text:span><text:span text:style-name="T61"> elaborate long enough for him to catch his breath.</text:span></text:p>
      <text:p text:style-name="P5">“My mother was a kiln. AGAIN.”</text:p>
      <text:p text:style-name="P7">Solon straightened his arms <text:span text:style-name="T60">back </text:span>out. He looked inward, deep, and found his spark. He brought it forward, through his heart. He breathed in… and then out and <text:span text:style-name="T1">he pushed the spark to his fingertips and into the wooden talisman </text:span><text:span text:style-name="T18">inscribed </text:span><text:span text:style-name="T23">f</text:span><text:span text:style-name="T22">ehu</text:span><text:span text:style-name="T42">. </text:span><text:span text:style-name="T38">It </text:span><text:span text:style-name="T1">burned green. The pitchfork wielded by the scarecrow </text:span><text:span text:style-name="T11">five</text:span><text:span text:style-name="T1"> strides away ignited </text:span><text:span text:style-name="T3">and the tone of a distant, unseen bell rang out</text:span><text:span text:style-name="T1">. “</text:span><text:span text:style-name="T18">S</text:span><text:span text:style-name="T1">o you were like me, then?”</text:span></text:p>
      <text:p text:style-name="P5"><text:span text:style-name="T1">Threya knew what Solon meant. Carrying on his family’s tradition, generations long. The weight of expectation</text:span><text:span text:style-name="T12">s.</text:span></text:p>
      <text:p text:style-name="P6"><text:span text:style-name="T1">The </text:span><text:span text:style-name="T29">fire</text:span><text:span text:style-name="T1"> spread from the pitchfork to the scarecrow itself and Threya snapped her fingers, extinguishing it. “Not quite. My mother was the first in our family. She met her </text:span><text:span text:style-name="T32">instructor</text:span><text:span text:style-name="T1"> completely by coincidence, not introduced like you and I. And she always told me </text:span><text:span text:style-name="T3">that </text:span><text:span text:style-name="T1">I could be anything I wanted…” Threya looked out at a ship i</text:span><text:span text:style-name="T28">n the distance</text:span><text:span text:style-name="T1"> sailing over the clouds. It ducked behind a rocky island. </text:span></text:p>
      <text:p text:style-name="P6"><text:span text:style-name="T1">“</text:span><text:span text:style-name="T14">A</text:span><text:span text:style-name="T13">nything e</text:span><text:span text:style-name="T2">xcept a kiln. Again.”</text:span></text:p>
      <text:p text:style-name="P2">This caught the apprentice’s attention. “Why not? I mean, uh… did she disapprove?”</text:p>
      <text:p text:style-name="P8"><text:span text:style-name="T1">“She never found out. She died before I </text:span><text:span text:style-name="T3">made the decision</text:span><text:span text:style-name="T1">.” Threya wasn’t going to connect the dots for Solon. A kiln is supposed to solve problems, answer questions </text:span><text:span text:style-name="T15">on their own</text:span><text:span text:style-name="T1">, and Threya didn’t want to dig up old memories anyway. Didn’t matter anymore.</text:span><text:span text:style-name="T3"> But she could tell Solon’s focus needed a new target if they were going to stay on track today.</text:span></text:p>
      <text:p text:style-name="P9"><text:span text:style-name="T3">“My turn to ask questions. </text:span><text:span text:style-name="T32">What are the</text:span><text:span text:style-name="T3"> </text:span><text:span text:style-name="T6">four</text:span><text:span text:style-name="T3"> duties </text:span><text:span text:style-name="T32">of a kiln?</text:span><text:span text:style-name="T3">”</text:span></text:p>
      <text:p text:style-name="P10"><text:span text:style-name="T1">Solon </text:span><text:span text:style-name="T55">cringed, but tried to keep a stoic face</text:span><text:span text:style-name="T1">. He </text:span><text:span text:style-name="T55">could only remember the first two,</text:span><text:span text:style-name="T32"> </text:span><text:span text:style-name="T1">he always got the others mixed up somehow. He figured he’d just start confidently and maybe muscle memory would kick in. </text:span><text:span text:style-name="T55">O</text:span><text:span text:style-name="T1">r something. “The first duty of a kiln is to protect the Undermind from those who would interrupt it. </text:span><text:span text:style-name="T4">The second d-” </text:span></text:p>
      <text:p text:style-name="P3">“Interrupt it from doing what?”</text:p>
      <text:p text:style-name="P11"><text:span text:style-name="T1">Solon looked at </text:span><text:span text:style-name="T33">his instructor</text:span><text:span text:style-name="T1"> and blinked.</text:span></text:p>
      <text:p text:style-name="P12"><text:span text:style-name="T1">“Lost your train of thought did you?” Threya was making a point she hoped Solon would understand later, if not now. “</text:span><text:span text:style-name="T33">What is the Undermind?”</text:span></text:p>
      <text:p text:style-name="P18">An easy question. Solon stood a little taller. “The Undermind is a remnant of the Wode that spread to every corner of the Sunken Sky. When a life ends in the Sky, the soul is not extinguished. It sinks. And the Undermind catches it…”</text:p>
      <text:p text:style-name="P18">“like a spider’s net?”</text:p>
      <text:p text:style-name="P17"><text:span text:style-name="T1">“More like… a whale filtering seawater through its teeth.” </text:span><text:span text:style-name="T34">Solon almost smiled, he was so proud </text:span><text:span text:style-name="T50">of</text:span><text:span text:style-name="T34"> the analogy he came up with on the spot.</text:span></text:p>
      <text:p text:style-name="P18"><text:soft-page-break/>“Apt. And what does the Undermind filter from the souls? To what purpose?”</text:p>
      <text:p text:style-name="P17"><text:span text:style-name="T1">“</text:span><text:span text:style-name="T35">It searches the memories of the souls for information. Anything that might help it answer the ultimate question. </text:span><text:span text:style-name="T36">Ma’am.</text:span><text:span text:style-name="T35">”</text:span></text:p>
      <text:p text:style-name="P17"><text:span text:style-name="T35">“</text:span><text:span text:style-name="T1">A</text:span><text:span text:style-name="T4">nd there are many who </text:span><text:span text:style-name="T30">would do anything</text:span><text:span text:style-name="T4"> to take a glimpse at its progress. What’s the third duty?”</text:span></text:p>
      <text:p text:style-name="P11"><text:span text:style-name="T36">Whatever plan Solon had for landing upon the third duty hadn’t worked. He was drawing a blank. His</text:span><text:span text:style-name="T1"> eyes cast</text:span><text:span text:style-name="T16">ed</text:span><text:span text:style-name="T1"> out the window to the </text:span><text:span text:style-name="T36">sea of clouds outside</text:span><text:span text:style-name="T1">. “The… third… du-ty…”</text:span></text:p>
      <text:p text:style-name="P13"><text:span text:style-name="T1">T</text:span><text:span text:style-name="T37">alismans from Threya’s belt</text:span><text:span text:style-name="T1"> </text:span><text:span text:style-name="T37">hummed</text:span><text:span text:style-name="T1"> and smoked </text:span><text:span text:style-name="T37">and her reaction was immediate. Practiced</text:span><text:span text:style-name="T1">. </text:span><text:span text:style-name="T37">Her own instructor had drilled the motion into her, to the point that she didn’t even need to look down. Solon would get there one day, sooner than she had. </text:span><text:span text:style-name="T1">She </text:span><text:span text:style-name="T37">pulled out the</text:span><text:span text:style-name="T21"> </text:span><text:span text:style-name="T24">dagaz</text:span><text:span text:style-name="T21"> </text:span><text:span text:style-name="T39">talisman and incinerated it. G</text:span><text:span text:style-name="T9">old</text:span><text:span text:style-name="T8"> flame spouted from her eyes</text:span><text:span text:style-name="T1">. Two four-armed man-shaped creatures were walking up the steps to the gymnasium. </text:span><text:span text:style-name="T37">Where the eyes of a man would be, they instead had crystal visors, but Threy</text:span><text:span text:style-name="T49">a</text:span><text:span text:style-name="T37"> could tell they</text:span><text:span text:style-name="T1"> were looking </text:span><text:span text:style-name="T37">directly</text:span><text:span text:style-name="T1"> at </text:span><text:span text:style-name="T37">her student</text:span><text:span text:style-name="T1">,</text:span><text:span text:style-name="T37"> </text:span><text:span text:style-name="T1">through the</text:span><text:span text:style-name="T37"> </text:span><text:span text:style-name="T1">wall </text:span><text:span text:style-name="T37">somehow</text:span><text:span text:style-name="T1">, and they didn’t seem to be here for a chat.</text:span></text:p>
      <text:p text:style-name="P11"><text:span text:style-name="T1">“Solon, </text:span><text:span text:style-name="T5">burn </text:span><text:span text:style-name="T25">othalan</text:span><text:span text:style-name="T5"> on me. Right now.”</text:span></text:p>
      <text:p text:style-name="P14"><text:span text:style-name="T1">Solon hadn’t heard Threya take that tone with him since he accidentally </text:span><text:span text:style-name="T51">burned down the rose garden</text:span><text:span text:style-name="T1"> the day his parents arrived home early from their trip to Dardani</text:span><text:span text:style-name="T31">. The consequences were dire.</text:span></text:p>
      <text:p text:style-name="P14"><text:span text:style-name="T1">He fumbled a shaky hand into his belt and the doors to the room burst open. The afternoon sun cast shadow on</text:span><text:span text:style-name="T51"> </text:span><text:span text:style-name="T1">two </text:span><text:span text:style-name="T52">creatures</text:span><text:span text:style-name="T1"> in the doorway. </text:span><text:span text:style-name="T52">Monsters, as far as Solon could tell. </text:span><text:span text:style-name="T1">Solon </text:span><text:span text:style-name="T7">breathed in and </text:span><text:span text:style-name="T53">to his surprise,</text:span><text:span text:style-name="T7"> his hand stopped shaking. He</text:span><text:span text:style-name="T1"> suddenly felt calmer, more focused. </text:span><text:span text:style-name="T7">Warm. </text:span><text:span text:style-name="T1">In fact, he could remember.</text:span></text:p>
      <text:p text:style-name="P14"><text:span text:style-name="T1">“The third duty is solve the problems </text:span><text:span text:style-name="T7">tasked to us</text:span><text:span text:style-name="T1"> by the Undermind.” </text:span></text:p>
      <text:p text:style-name="P15"><text:span text:style-name="T1">Solon burned </text:span><text:span text:style-name="T26">othalan</text:span><text:span text:style-name="T40">.</text:span><text:span text:style-name="T41"> The </text:span><text:span text:style-name="T43">soot</text:span><text:span text:style-name="T41"> of the talisman swirled into a thread </text:span><text:span text:style-name="T43">of smoke that reignited</text:span><text:span text:style-name="T44"> </text:span><text:span text:style-name="T45">white hot</text:span><text:span text:style-name="T41"> and shot out to Threya.</text:span></text:p>
      <text:p text:style-name="P15"><text:span text:style-name="T1">Threya burned </text:span><text:span text:style-name="T26">laguz</text:span><text:span text:style-name="T1">. </text:span><text:span text:style-name="T53">Blue hot</text:span><text:span text:style-name="T46"> flames spiraled around her hands, slowly at first and then much faster. The </text:span><text:span text:style-name="T53">white</text:span><text:span text:style-name="T46"> flame mixed in with the </text:span><text:span text:style-name="T53">blue</text:span><text:span text:style-name="T46">.</text:span></text:p>
      <text:p text:style-name="P19">“The fourth duty is to never waver in the heat of battle.”</text:p>
      <text:p text:style-name="P20">The monsters drew steel.</text:p>
      <text:p text:style-name="P16"><text:span text:style-name="T1">Threya hand turned to smoke and two daggers shot out into the chestplates of the creatures. One </text:span><text:span text:style-name="T48">exploded into a blue pyre. T</text:span><text:span text:style-name="T1">he other dropped to a knee, </text:span><text:span text:style-name="T48">engulfed in flame</text:span><text:span text:style-name="T1">. The </text:span><text:span text:style-name="T47">kiln</text:span><text:span text:style-name="T1"> was already behind it. She took the knife from its chest and re-positioned it through its throat. Blood </text:span><text:span text:style-name="T48">evaporated to steam</text:span><text:span text:style-name="T1">.</text:span></text:p>
      <text:p text:style-name="P16"><text:span text:style-name="T1">This time, Solon burned </text:span><text:span text:style-name="T27">dagaz</text:span><text:span text:style-name="T1">. There were six, no, seven more of the creatures walking up the steps. </text:span><text:span text:style-name="T10">His </text:span><text:span text:style-name="T47">instructor</text:span><text:span text:style-name="T10"> spoke again, </text:span><text:span text:style-name="T17">her tone now</text:span><text:span text:style-name="T10"> just as calm as he felt.</text:span></text:p>
      <text:p text:style-name="P1"><text:span text:style-name="T57">“</text:span><text:span text:style-name="T58">Good. </text:span><text:span text:style-name="T57">Invaders are a problem with a simple solution.”</text:span></text:p>
      <text:p text:style-name="P1">Solon <text:span text:style-name="T59">grabbed the pitchfork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01T14:21:49.271000000</dc:date>
    <meta:editing-duration>PT3H14M37S</meta:editing-duration>
    <meta:editing-cycles>75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4" meta:word-count="922" meta:character-count="5174" meta:non-whitespace-character-count="4283"/>
  </office:meta>
</office:document-meta>
</file>